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11d7a" officeooo:paragraph-rsid="00011d7a"/>
    </style:style>
    <style:style style:name="P2" style:family="paragraph" style:parent-style-name="Text_20_body">
      <style:text-properties officeooo:rsid="00011d7a" officeooo:paragraph-rsid="00011d7a"/>
    </style:style>
    <style:style style:name="P3" style:family="paragraph" style:parent-style-name="Text_20_body">
      <style:text-properties officeooo:rsid="000244eb" officeooo:paragraph-rsid="000244eb"/>
    </style:style>
    <style:style style:name="P4" style:family="paragraph" style:parent-style-name="Text_20_body">
      <style:text-properties officeooo:paragraph-rsid="0003b4fe"/>
    </style:style>
    <style:style style:name="T1" style:family="text">
      <style:text-properties officeooo:rsid="000244eb"/>
    </style:style>
    <style:style style:name="T2" style:family="text">
      <style:text-properties officeooo:rsid="00024b95"/>
    </style:style>
    <style:style style:name="T3" style:family="text">
      <style:text-properties officeooo:rsid="0003b4fe"/>
    </style:style>
    <style:style style:name="T4" style:family="text">
      <style:text-properties officeooo:rsid="00011d7a"/>
    </style:style>
    <style:style style:name="T5" style:family="text">
      <style:text-properties officeooo:rsid="0004ccb0"/>
    </style:style>
    <style:style style:name="T6" style:family="text">
      <style:text-properties officeooo:rsid="0004e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ar Editor,</text:p>
      <text:p text:style-name="P2">Please consider this article ”Smooth Operator: Modifying the Anhøj Rules to Improve Runs Analysis in Statistical Process Control” for publication in the R Journal.</text:p>
      <text:p text:style-name="P4"><text:span text:style-name="T4">The article is a follow up on our previous submission "The crossrun package: Joint Distribution for Number of Crossings and Longest Run in Independent Bernoulli observations" (id: </text:span>2019-03<text:span text:style-name="T3">), which is currently under review with the R Journal.</text:span></text:p>
      <text:p text:style-name="P2"><text:span text:style-name="T2">Using the methods proposed in the previous article, t</text:span>his article presents new knowledge on the diagnostic properties of run<text:span text:style-name="T2">s analysis</text:span> <text:span text:style-name="T6">used with</text:span> statistical process control. In addition, the article suggests <text:span text:style-name="T1">procedures</text:span> for improving the diagnostic value of runs analysis.</text:p>
      <text:p text:style-name="P3">At present, we are unaware of the fate of the previous submission. But should it be accepted, we would like to include a reference to it in the present article. Should the R Journal wish to publish both articles in the samme issue, we would like to have both articles reference each other.</text:p>
      <text:p text:style-name="P2">Kind regards</text:p>
      <text:p text:style-name="P2">Jacob Anhøj &amp; Tore Wentzel-Lar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a" fo:country="DK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1d7a" officeooo:paragraph-rsid="00011d7a"/>
    </style:style>
    <style:style style:name="MT1" style:family="text">
      <style:text-properties officeooo:rsid="0004ccb0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penhagen 2019-03-2<text:span text:style-name="MT1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40:51.205090051</meta:creation-date>
    <meta:generator>LibreOffice/6.0.7.3$Linux_X86_64 LibreOffice_project/00m0$Build-3</meta:generator>
    <dc:date>2019-03-25T09:19:13.769953537</dc:date>
    <meta:editing-duration>PT22M53S</meta:editing-duration>
    <meta:editing-cycles>6</meta:editing-cycles>
    <meta:document-statistic meta:table-count="0" meta:image-count="0" meta:object-count="0" meta:page-count="1" meta:paragraph-count="8" meta:word-count="164" meta:character-count="1041" meta:non-whitespace-character-count="885"/>
  </office:meta>
</office:document-meta>
</file>